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428435341748" calcext:value-type="float">
            <text:p>99,43</text:p>
          </table:table-cell>
          <table:table-cell table:style-name="ce3" table:formula="of:=([.F2]/12597)*100" office:value-type="float" office:value="0.571564658251965" calcext:value-type="float">
            <text:p>0,57</text:p>
          </table:table-cell>
          <table:table-cell office:value-type="float" office:value="4383" calcext:value-type="float">
            <text:p>4383</text:p>
          </table:table-cell>
          <table:table-cell table:style-name="ce4" table:formula="of:=[.E18]+[.H18]" office:value-type="float" office:value="12525" calcext:value-type="float">
            <text:p>12525</text:p>
          </table:table-cell>
          <table:table-cell table:formula="of:=12597-[.E2]" office:value-type="float" office:value="72" calcext:value-type="float">
            <text:p>72</text:p>
          </table:table-cell>
          <table:table-cell office:value-type="float" office:value="80.0254569054" calcext:value-type="float">
            <text:p>80,0254569054</text:p>
          </table:table-cell>
          <table:table-cell office:value-type="float" office:value="7.39808273315" calcext:value-type="float">
            <text:p>7,39808273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3490513614353" calcext:value-type="float">
            <text:p>99,35</text:p>
          </table:table-cell>
          <table:table-cell table:style-name="ce3" table:formula="of:=([.F3]/12597)*100" office:value-type="float" office:value="0.650948638564738" calcext:value-type="float">
            <text:p>0,65</text:p>
          </table:table-cell>
          <table:table-cell office:value-type="float" office:value="4552" calcext:value-type="float">
            <text:p>4552</text:p>
          </table:table-cell>
          <table:table-cell table:style-name="ce4" table:formula="of:=[.E19]+[.H19]" office:value-type="float" office:value="12515" calcext:value-type="float">
            <text:p>12515</text:p>
          </table:table-cell>
          <table:table-cell table:formula="of:=12597-[.E3]" office:value-type="float" office:value="82" calcext:value-type="float">
            <text:p>82</text:p>
          </table:table-cell>
          <table:table-cell office:value-type="float" office:value="282.152010918" calcext:value-type="float">
            <text:p>282,152010918</text:p>
          </table:table-cell>
          <table:table-cell office:value-type="float" office:value="7.66408085823" calcext:value-type="float">
            <text:p>7,664080858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8965626736525" calcext:value-type="float">
            <text:p>98,90</text:p>
          </table:table-cell>
          <table:table-cell table:style-name="ce3" table:formula="of:=([.F4]/12597)*100" office:value-type="float" office:value="1.10343732634754" calcext:value-type="float">
            <text:p>1,10</text:p>
          </table:table-cell>
          <table:table-cell office:value-type="float" office:value="4572" calcext:value-type="float">
            <text:p>4572</text:p>
          </table:table-cell>
          <table:table-cell table:style-name="ce4" table:formula="of:=[.E20]+[.H20]" office:value-type="float" office:value="12458" calcext:value-type="float">
            <text:p>12458</text:p>
          </table:table-cell>
          <table:table-cell table:formula="of:=12597-[.E4]" office:value-type="float" office:value="139" calcext:value-type="float">
            <text:p>139</text:p>
          </table:table-cell>
          <table:table-cell office:value-type="float" office:value="134.441032887" calcext:value-type="float">
            <text:p>134,441032887</text:p>
          </table:table-cell>
          <table:table-cell office:value-type="float" office:value="7.65567207336" calcext:value-type="float">
            <text:p>7,655672073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2617289830912" calcext:value-type="float">
            <text:p>99,26</text:p>
          </table:table-cell>
          <table:table-cell table:style-name="ce3" table:formula="of:=([.F5]/12597)*100" office:value-type="float" office:value="0.738271016908788" calcext:value-type="float">
            <text:p>0,74</text:p>
          </table:table-cell>
          <table:table-cell office:value-type="float" office:value="3473" calcext:value-type="float">
            <text:p>3473</text:p>
          </table:table-cell>
          <table:table-cell table:style-name="ce4" table:formula="of:=[.E21]+[.H21]" office:value-type="float" office:value="12504" calcext:value-type="float">
            <text:p>12504</text:p>
          </table:table-cell>
          <table:table-cell table:formula="of:=12597-[.E5]" office:value-type="float" office:value="93" calcext:value-type="float">
            <text:p>93</text:p>
          </table:table-cell>
          <table:table-cell office:value-type="float" office:value="161.875821114" calcext:value-type="float">
            <text:p>161,875821114</text:p>
          </table:table-cell>
          <table:table-cell office:value-type="float" office:value="5.83219504356" calcext:value-type="float">
            <text:p>5,832195043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9521314598714" calcext:value-type="float">
            <text:p>98,95</text:p>
          </table:table-cell>
          <table:table-cell table:style-name="ce3" table:formula="of:=([.F6]/12597)*100" office:value-type="float" office:value="1.0478685401286" calcext:value-type="float">
            <text:p>1,05</text:p>
          </table:table-cell>
          <table:table-cell office:value-type="float" office:value="7519" calcext:value-type="float">
            <text:p>7519</text:p>
          </table:table-cell>
          <table:table-cell table:style-name="ce4" table:formula="of:=[.E22]+[.H22]" office:value-type="float" office:value="12465" calcext:value-type="float">
            <text:p>12465</text:p>
          </table:table-cell>
          <table:table-cell table:formula="of:=12597-[.E6]" office:value-type="float" office:value="132" calcext:value-type="float">
            <text:p>132</text:p>
          </table:table-cell>
          <table:table-cell office:value-type="float" office:value="102.513239861" calcext:value-type="float">
            <text:p>102,513239861</text:p>
          </table:table-cell>
          <table:table-cell office:value-type="float" office:value="12.523761034" calcext:value-type="float">
            <text:p>12,52376103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0394538382155" calcext:value-type="float">
            <text:p>99,04</text:p>
          </table:table-cell>
          <table:table-cell table:style-name="ce3" table:formula="of:=([.F7]/12597)*100" office:value-type="float" office:value="0.960546161784552" calcext:value-type="float">
            <text:p>0,96</text:p>
          </table:table-cell>
          <table:table-cell office:value-type="float" office:value="4685" calcext:value-type="float">
            <text:p>4685</text:p>
          </table:table-cell>
          <table:table-cell table:style-name="ce4" table:formula="of:=[.E23]+[.H23]" office:value-type="float" office:value="12476" calcext:value-type="float">
            <text:p>12476</text:p>
          </table:table-cell>
          <table:table-cell table:formula="of:=12597-[.E7]" office:value-type="float" office:value="121" calcext:value-type="float">
            <text:p>121</text:p>
          </table:table-cell>
          <table:table-cell office:value-type="float" office:value="143.230988979" calcext:value-type="float">
            <text:p>143,230988979</text:p>
          </table:table-cell>
          <table:table-cell office:value-type="float" office:value="7.39764404297" calcext:value-type="float">
            <text:p>7,39764404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824640787489" calcext:value-type="float">
            <text:p>99,68</text:p>
          </table:table-cell>
          <table:table-cell table:style-name="ce3" table:formula="of:=([.F8]/12597)*100" office:value-type="float" office:value="0.317535921251092" calcext:value-type="float">
            <text:p>0,32</text:p>
          </table:table-cell>
          <table:table-cell office:value-type="float" office:value="7631" calcext:value-type="float">
            <text:p>7631</text:p>
          </table:table-cell>
          <table:table-cell table:style-name="ce4" table:formula="of:=[.E24]+[.H24]" office:value-type="float" office:value="12557" calcext:value-type="float">
            <text:p>12557</text:p>
          </table:table-cell>
          <table:table-cell table:formula="of:=12597-[.E8]" office:value-type="float" office:value="40" calcext:value-type="float">
            <text:p>40</text:p>
          </table:table-cell>
          <table:table-cell office:value-type="float" office:value="161.221795082" calcext:value-type="float">
            <text:p>161,221795082</text:p>
          </table:table-cell>
          <table:table-cell office:value-type="float" office:value="12.6869881153" calcext:value-type="float">
            <text:p>12,686988115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6187187425578" calcext:value-type="float">
            <text:p>98,62</text:p>
          </table:table-cell>
          <table:table-cell table:style-name="ce3" table:formula="of:=([.F9]/12597)*100" office:value-type="float" office:value="1.38128125744225" calcext:value-type="float">
            <text:p>1,38</text:p>
          </table:table-cell>
          <table:table-cell office:value-type="float" office:value="4208" calcext:value-type="float">
            <text:p>4208</text:p>
          </table:table-cell>
          <table:table-cell table:style-name="ce4" table:formula="of:=[.E25]+[.H25]" office:value-type="float" office:value="12423" calcext:value-type="float">
            <text:p>12423</text:p>
          </table:table-cell>
          <table:table-cell table:formula="of:=12597-[.E9]" office:value-type="float" office:value="174" calcext:value-type="float">
            <text:p>174</text:p>
          </table:table-cell>
          <table:table-cell office:value-type="float" office:value="144.642408848" calcext:value-type="float">
            <text:p>144,642408848</text:p>
          </table:table-cell>
          <table:table-cell office:value-type="float" office:value="6.70238995552" calcext:value-type="float">
            <text:p>6,70238995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9362546638088" calcext:value-type="float">
            <text:p>98,94</text:p>
          </table:table-cell>
          <table:table-cell table:style-name="ce3" table:formula="of:=([.F10]/12597)*100" office:value-type="float" office:value="1.06374533619116" calcext:value-type="float">
            <text:p>1,06</text:p>
          </table:table-cell>
          <table:table-cell office:value-type="float" office:value="7060" calcext:value-type="float">
            <text:p>7060</text:p>
          </table:table-cell>
          <table:table-cell table:style-name="ce4" table:formula="of:=[.E26]+[.H26]" office:value-type="float" office:value="12463" calcext:value-type="float">
            <text:p>12463</text:p>
          </table:table-cell>
          <table:table-cell table:formula="of:=12597-[.E10]" office:value-type="float" office:value="134" calcext:value-type="float">
            <text:p>134</text:p>
          </table:table-cell>
          <table:table-cell office:value-type="float" office:value="230.587280989" calcext:value-type="float">
            <text:p>230,587280989</text:p>
          </table:table-cell>
          <table:table-cell office:value-type="float" office:value="11.7595150471" calcext:value-type="float">
            <text:p>11,759515047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189568944987" calcext:value-type="float">
            <text:p>99,62</text:p>
          </table:table-cell>
          <table:table-cell table:style-name="ce3" table:formula="of:=([.F11]/12597)*100" office:value-type="float" office:value="0.38104310550131" calcext:value-type="float">
            <text:p>0,38</text:p>
          </table:table-cell>
          <table:table-cell office:value-type="float" office:value="7084" calcext:value-type="float">
            <text:p>7084</text:p>
          </table:table-cell>
          <table:table-cell table:style-name="ce4" table:formula="of:=[.E27]+[.H27]" office:value-type="float" office:value="12549" calcext:value-type="float">
            <text:p>12549</text:p>
          </table:table-cell>
          <table:table-cell table:formula="of:=12597-[.E11]" office:value-type="float" office:value="48" calcext:value-type="float">
            <text:p>48</text:p>
          </table:table-cell>
          <table:table-cell office:value-type="float" office:value="125.145245075" calcext:value-type="float">
            <text:p>125,145245075</text:p>
          </table:table-cell>
          <table:table-cell office:value-type="float" office:value="11.7812421322" calcext:value-type="float">
            <text:p>11,781242132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1783758037628" calcext:value-type="float">
            <text:p>99,1783758038</text:p>
          </table:table-cell>
          <table:table-cell table:formula="of:=AVERAGE([.C2:.C11])" office:value-type="float" office:value="0.821624196237199" calcext:value-type="float">
            <text:p>0,8216241962</text:p>
          </table:table-cell>
          <table:table-cell table:formula="of:=SUM([.D2:.D11])/10" office:value-type="float" office:value="5516.7" calcext:value-type="float">
            <text:p>5516,7</text:p>
          </table:table-cell>
          <table:table-cell table:formula="of:=AVERAGE([.E2:.E11])" office:value-type="float" office:value="12493.5" calcext:value-type="float">
            <text:p>12493,5</text:p>
          </table:table-cell>
          <table:table-cell table:formula="of:=AVERAGE([.F2:.F11])" office:value-type="float" office:value="103.5" calcext:value-type="float">
            <text:p>103,5</text:p>
          </table:table-cell>
          <table:table-cell table:formula="of:=SUM([.G2:.G11])/10" office:value-type="float" office:value="156.58352806584" calcext:value-type="float">
            <text:p>156,5835280658</text:p>
          </table:table-cell>
          <table:table-cell table:formula="of:=SUM([.H2:.H11])/10" office:value-type="float" office:value="9.140157103539" calcext:value-type="float">
            <text:p>9,14015710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37937604191474" calcext:value-type="float">
            <text:p>0,437937604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76.1" calcext:value-type="float">
            <text:p>5776,1</text:p>
          </table:table-cell>
          <table:table-cell table:formula="of:=AVERAGE([.G18:.G27])" office:value-type="float" office:value="86.6" calcext:value-type="float">
            <text:p>86,6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12597-SUM([.E18:.G18])" office:value-type="float" office:value="6640" calcext:value-type="float">
            <text:p>664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.9" calcext:value-type="float">
            <text:p>16,9</text:p>
          </table:table-cell>
          <table:table-cell table:formula="of:=AVERAGE([.H18:.H27])" office:value-type="float" office:value="6717.4" calcext:value-type="float">
            <text:p>6717,4</text:p>
          </table:table-cell>
          <table:table-cell/>
          <table:table-cell office:value-type="float" office:value="5674" calcext:value-type="float">
            <text:p>567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12597-SUM([.E19:.G19])" office:value-type="float" office:value="6841" calcext:value-type="float">
            <text:p>684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3" calcext:value-type="float">
            <text:p>5743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table:formula="of:=12597-SUM([.E20:.G20])" office:value-type="float" office:value="6715" calcext:value-type="float">
            <text:p>671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76.1" calcext:value-type="float">
            <text:p>5776,1</text:p>
          </table:table-cell>
          <table:table-cell table:number-columns-repeated="2"/>
          <table:table-cell office:value-type="float" office:value="5721" calcext:value-type="float">
            <text:p>5721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formula="of:=12597-SUM([.E21:.G21])" office:value-type="float" office:value="6783" calcext:value-type="float">
            <text:p>678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.9" calcext:value-type="float">
            <text:p>16,9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table:formula="of:=12597-SUM([.E22:.G22])" office:value-type="float" office:value="6648" calcext:value-type="float">
            <text:p>664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6.6" calcext:value-type="float">
            <text:p>86,6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formula="of:=12597-SUM([.E23:.G23])" office:value-type="float" office:value="6650" calcext:value-type="float">
            <text:p>665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7.4" calcext:value-type="float">
            <text:p>6717,4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22" calcext:value-type="float">
            <text:p>672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13" calcext:value-type="float">
            <text:p>5613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table:formula="of:=12597-SUM([.E25:.G25])" office:value-type="float" office:value="6810" calcext:value-type="float">
            <text:p>681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table:formula="of:=12597-SUM([.E26:.G26])" office:value-type="float" office:value="6677" calcext:value-type="float">
            <text:p>667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12597-SUM([.E27:.G27])" office:value-type="float" office:value="6688" calcext:value-type="float">
            <text:p>66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1783758037628" calcext:value-type="float">
            <text:p>0,991783758</text:p>
          </table:table-cell>
          <table:table-cell table:number-columns-repeated="2"/>
          <table:table-cell table:formula="of:=SUM([.E18:.E27])/10" office:value-type="float" office:value="5776.1" calcext:value-type="float">
            <text:p>5776,1</text:p>
          </table:table-cell>
          <table:table-cell table:formula="of:=SUM([.F18:.F27])/10" office:value-type="float" office:value="16.9" calcext:value-type="float">
            <text:p>16,9</text:p>
          </table:table-cell>
          <table:table-cell table:formula="of:=SUM([.G18:.G27])/10" office:value-type="float" office:value="86.6" calcext:value-type="float">
            <text:p>86,6</text:p>
          </table:table-cell>
          <table:table-cell table:formula="of:=SUM([.H18:.H27])/10" office:value-type="float" office:value="6717.4" calcext:value-type="float">
            <text:p>6717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821624196237199" calcext:value-type="float">
            <text:p>0,008216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5228648916028" calcext:value-type="float">
            <text:p>0,9852286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490459290498" calcext:value-type="float">
            <text:p>0,99749045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55:01.256739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25S</meta:editing-duration>
    <meta:editing-cycles>10</meta:editing-cycles>
    <meta:generator>LibreOffice/5.1.6.2$Linux_X86_64 LibreOffice_project/10m0$Build-2</meta:generator>
    <dc:date>2018-01-21T19:56:32.819613841</dc:date>
    <meta:document-statistic meta:table-count="1" meta:cell-count="177" meta:object-count="0"/>
  </office:meta>
</office:document-meta>
</file>